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Year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Honda Accord</text:p>
          </table:table-cell>
          <table:table-cell table:style-name="ce24" office:value-type="float" office:value="1994">
            <text:p>1994</text:p>
          </table:table-cell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3" office:value-type="string">
            <text:p>Honda Civic</text:p>
          </table:table-cell>
          <table:table-cell table:style-name="ce24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3" office:value-type="string">
            <text:p>Jeep Cherokee/Grand Cherokee</text:p>
          </table:table-cell>
          <table:table-cell table:style-name="ce24" office:value-type="float" office:value="1996">
            <text:p>1996</text:p>
          </table:table-cell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3" office:value-type="string">
            <text:p>Dodge Caravan</text:p>
          </table:table-cell>
          <table:table-cell table:style-name="ce24" office:value-type="float" office:value="1994">
            <text:p>1994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3" office:value-type="string">
            <text:p>Toyota Camry</text:p>
          </table:table-cell>
          <table:table-cell table:style-name="ce24" office:value-type="float" office:value="1990">
            <text:p>1990</text:p>
          </table:table-cell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3" office:value-type="string">
            <text:p>Ford Taurus</text:p>
          </table:table-cell>
          <table:table-cell table:style-name="ce24" office:value-type="float" office:value="2006">
            <text:p>2006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3" office:value-type="string">
            <text:p>Ford Explorer</text:p>
          </table:table-cell>
          <table:table-cell table:style-name="ce24" office:value-type="float" office:value="1996">
            <text:p>1996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3" office:value-type="string">
            <text:p>Plymouth Voyager</text:p>
          </table:table-cell>
          <table:table-cell table:style-name="ce24" office:value-type="float" office:value="1994">
            <text:p>1994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3" office:value-type="string">
            <text:p>Ford F150 Series</text:p>
          </table:table-cell>
          <table:table-cell table:style-name="ce24" office:value-type="float" office:value="1994">
            <text:p>1994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3" office:value-type="string">
            <text:p>Toyota Corolla</text:p>
          </table:table-cell>
          <table:table-cell table:style-name="ce24" office:value-type="float" office:value="2006">
            <text:p>2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